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3.00pt" fo:font-weight="bold" fo:font-family="gargi" style:font-family-asian="gargi" style:font-family-complex="garg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3.00pt" fo:font-weight="bold" fo:font-family="gargi" style:font-family-asian="gargi" style:font-family-complex="garg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3.00pt" fo:font-weight="bold" fo:font-family="gargi" style:font-family-asian="gargi" style:font-family-complex="garg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3.00pt" fo:font-weight="bold" fo:font-family="gargi" style:font-family-asian="gargi" style:font-family-complex="garg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3.00pt" fo:font-weight="bold" fo:font-family="gargi" style:font-family-asian="gargi" style:font-family-complex="garg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3.00pt" fo:font-weight="bold" fo:font-family="gargi" style:font-family-asian="gargi" style:font-family-complex="garg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gargi" style:font-family-asian="gargi" style:font-family-complex="garg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5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8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11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14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17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25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28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31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34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37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45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48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51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54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57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65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68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71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74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77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85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86" style:family="paragraph">
      <style:paragraph-properties fo:line-height="100.00%" fo:text-align="left"/>
    </style:style>
    <style:style style:name="P87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88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89" style:family="paragraph">
      <style:paragraph-properties fo:line-height="100.00%" fo:text-align="left"/>
    </style:style>
    <style:style style:name="P90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91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92" style:family="paragraph">
      <style:paragraph-properties fo:line-height="100.00%" fo:text-align="left"/>
    </style:style>
    <style:style style:name="P93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94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95" style:family="paragraph">
      <style:paragraph-properties fo:line-height="100.00%" fo:text-align="left"/>
    </style:style>
    <style:style style:name="P96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97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98" style:family="paragraph">
      <style:paragraph-properties fo:line-height="100.00%" fo:text-align="left"/>
    </style:style>
    <style:style style:name="P99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100" style:family="paragraph">
      <style:paragraph-properties fo:line-height="100.00%" fo:text-align="left"/>
    </style:style>
    <style:style style:name="P101" style:family="paragraph">
      <style:paragraph-properties fo:line-height="100.00%" fo:text-align="left"/>
    </style:style>
    <style:style style:name="P102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103" style:family="paragraph">
      <style:paragraph-properties fo:line-height="100.00%" fo:text-align="left"/>
    </style:style>
    <style:style style:name="P104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105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106" style:family="paragraph">
      <style:paragraph-properties fo:line-height="100.00%" fo:text-align="left"/>
    </style:style>
    <style:style style:name="P107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108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109" style:family="paragraph">
      <style:paragraph-properties fo:line-height="100.00%" fo:text-align="left"/>
    </style:style>
    <style:style style:name="P110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111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112" style:family="paragraph">
      <style:paragraph-properties fo:line-height="100.00%" fo:text-align="left"/>
    </style:style>
    <style:style style:name="P113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114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115" style:family="paragraph">
      <style:paragraph-properties fo:line-height="100.00%" fo:text-align="left"/>
    </style:style>
    <style:style style:name="P116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117" style:family="paragraph">
      <style:paragraph-properties fo:line-height="100.00%" fo:text-align="left" fo:margin-left="8.00pt" fo:text-indent="-2.75pt">
        <style:tab-stops>
          <style:tab-stop style:position="232.95pt"/>
          <style:tab-stop style:position="3281.65pt" style:type="center"/>
        </style:tab-stops>
      </style:paragraph-properties>
    </style:style>
    <style:style style:name="P118" style:family="paragraph">
      <style:paragraph-properties fo:line-height="100.00%" fo:text-align="left"/>
    </style:style>
    <style:style style:name="P119" style:family="paragraph">
      <style:paragraph-properties fo:line-height="100.00%" fo:text-align="left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120" style:family="paragraph">
      <style:paragraph-properties fo:line-height="100.00%" fo:text-align="left"/>
    </style:style>
    <style:style style:name="TableColumn0100" style:family="table-column">
      <style:table-column-properties style:column-width="3.346528in"/>
    </style:style>
    <style:style style:name="TableColumn0101" style:family="table-column">
      <style:table-column-properties style:column-width="3.346528in"/>
    </style:style>
    <style:style style:name="Table01" style:family="table">
      <style:table-properties style:width="6.693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200" style:family="table-column">
      <style:table-column-properties style:column-width="3.346528in"/>
    </style:style>
    <style:style style:name="TableColumn0201" style:family="table-column">
      <style:table-column-properties style:column-width="3.346528in"/>
    </style:style>
    <style:style style:name="Table02" style:family="table">
      <style:table-properties style:width="6.693056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300" style:family="table-column">
      <style:table-column-properties style:column-width="3.346528in"/>
    </style:style>
    <style:style style:name="TableColumn0301" style:family="table-column">
      <style:table-column-properties style:column-width="3.346528in"/>
    </style:style>
    <style:style style:name="Table03" style:family="table">
      <style:table-properties style:width="6.693056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400" style:family="table-column">
      <style:table-column-properties style:column-width="3.346528in"/>
    </style:style>
    <style:style style:name="TableColumn0401" style:family="table-column">
      <style:table-column-properties style:column-width="3.346528in"/>
    </style:style>
    <style:style style:name="Table04" style:family="table">
      <style:table-properties style:width="6.693056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500" style:family="table-column">
      <style:table-column-properties style:column-width="3.346528in"/>
    </style:style>
    <style:style style:name="TableColumn0501" style:family="table-column">
      <style:table-column-properties style:column-width="3.346528in"/>
    </style:style>
    <style:style style:name="Table05" style:family="table">
      <style:table-properties style:width="6.693056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4" style:family="table-row">
      <style:table-row-properties/>
    </style:style>
    <style:style style:name="TableCell05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5" style:family="table-row">
      <style:table-row-properties/>
    </style:style>
    <style:style style:name="TableCell05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600" style:family="table-column">
      <style:table-column-properties style:column-width="3.346528in"/>
    </style:style>
    <style:style style:name="TableColumn0601" style:family="table-column">
      <style:table-column-properties style:column-width="3.346528in"/>
    </style:style>
    <style:style style:name="Table06" style:family="table">
      <style:table-properties style:width="6.693056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05" style:family="table-row">
      <style:table-row-properties/>
    </style:style>
    <style:style style:name="TableCell06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Textuelle Beschreibungen der USE-Cases:</text:span></text:p>
      <text:p text:style-name="P1"><text:span text:style-name="T2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3">Use-Case Name:</text:span><text:span text:style-name="T4"/></text:p>
          </table:table-cell>
          <table:table-cell table:style-name="TableCell010001">
            <text:p text:style-name="P3"><text:span text:style-name="T5">Analysieren starten</text:span><text:span text:style-name="T6"/></text:p>
          </table:table-cell>
        </table:table-row>
        <table:table-row table:style-name="TableRow0101">
          <table:table-cell table:style-name="TableCell010100">
            <text:p text:style-name="P6"><text:span text:style-name="T7">Primary Actor:</text:span><text:span text:style-name="T8"/></text:p>
          </table:table-cell>
          <table:table-cell table:style-name="TableCell010101">
            <text:p text:style-name="P6"><text:span text:style-name="T9">Unerfahrener User &amp;erfahrener User</text:span><text:span text:style-name="T10"/></text:p>
          </table:table-cell>
        </table:table-row>
        <table:table-row table:style-name="TableRow0102">
          <table:table-cell table:style-name="TableCell010200">
            <text:p text:style-name="P9"><text:span text:style-name="T11">Succes Guarantees:</text:span><text:span text:style-name="T12"/></text:p>
          </table:table-cell>
          <table:table-cell table:style-name="TableCell010201">
            <text:p text:style-name="P9"><text:span text:style-name="T13">Liste aller zu löschenden Dateien werden angezeigt.</text:span><text:span text:style-name="T14"/></text:p>
          </table:table-cell>
        </table:table-row>
        <table:table-row table:style-name="TableRow0103">
          <table:table-cell table:style-name="TableCell010300">
            <text:p text:style-name="P12"><text:span text:style-name="T15">Minimal Guarantees:</text:span><text:span text:style-name="T16"/></text:p>
          </table:table-cell>
          <table:table-cell table:style-name="TableCell010301">
            <text:p text:style-name="P12"><text:span text:style-name="T17">Programm wartet auf User-Input.</text:span><text:span text:style-name="T18"/></text:p>
          </table:table-cell>
        </table:table-row>
        <table:table-row table:style-name="TableRow0104">
          <table:table-cell table:style-name="TableCell010400">
            <text:p text:style-name="P15"><text:span text:style-name="T19">Trigger:</text:span><text:span text:style-name="T20"/></text:p>
          </table:table-cell>
          <table:table-cell table:style-name="TableCell010401">
            <text:p text:style-name="P15"><text:span text:style-name="T21">User klickt auf Analysieren-Button.</text:span><text:span text:style-name="T22"/></text:p>
          </table:table-cell>
        </table:table-row>
        <table:table-row table:style-name="TableRow0105">
          <table:table-cell table:style-name="TableCell010500">
            <text:p text:style-name="P18"><text:span text:style-name="T23">Basic Course:</text:span><text:span text:style-name="T24"/></text:p>
          </table:table-cell>
          <table:table-cell table:style-name="TableCell010501">
            <text:p text:style-name="P18"><text:span text:style-name="T25">1. User klickt auf Analysieren-Button.</text:span></text:p>
            <text:p text:style-name="P18"><text:span text:style-name="T25">2. Programm sucht Dateien.</text:span></text:p>
            <text:p text:style-name="P18"><text:span text:style-name="T25">3. Zu löschende Dateien werden auf Bildschirm dargestellt.</text:span><text:span text:style-name="T26"/></text:p>
          </table:table-cell>
        </table:table-row>
      </table:table>
      <text:p text:style-name="P20"><text:span text:style-name="T26"/></text:p>
      <text:p text:style-name="P21"><text:span text:style-name="T27"/></text:p>
      <text:p text:style-name="P21"><text:span text:style-name="T28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23"><text:span text:style-name="T29">Use-Case Name:</text:span><text:span text:style-name="T30"/></text:p>
          </table:table-cell>
          <table:table-cell table:style-name="TableCell020001">
            <text:p text:style-name="P23"><text:span text:style-name="T31">Pfade bearbeiten</text:span><text:span text:style-name="T32"/></text:p>
          </table:table-cell>
        </table:table-row>
        <table:table-row table:style-name="TableRow0201">
          <table:table-cell table:style-name="TableCell020100">
            <text:p text:style-name="P26"><text:span text:style-name="T33">Primary Actor:</text:span><text:span text:style-name="T34"/></text:p>
          </table:table-cell>
          <table:table-cell table:style-name="TableCell020101">
            <text:p text:style-name="P26"><text:span text:style-name="T35">erfahrener User</text:span><text:span text:style-name="T36"/></text:p>
          </table:table-cell>
        </table:table-row>
        <table:table-row table:style-name="TableRow0202">
          <table:table-cell table:style-name="TableCell020200">
            <text:p text:style-name="P29"><text:span text:style-name="T37">Succes Guarantees:</text:span><text:span text:style-name="T38"/></text:p>
          </table:table-cell>
          <table:table-cell table:style-name="TableCell020201">
            <text:p text:style-name="P29"><text:span text:style-name="T38">Menü zum auswählen/hinzufügen und löschen der Pfade wird angezeigt</text:span></text:p>
          </table:table-cell>
        </table:table-row>
        <table:table-row table:style-name="TableRow0203">
          <table:table-cell table:style-name="TableCell020300">
            <text:p text:style-name="P32"><text:span text:style-name="T39">Minimal Guarantees:</text:span><text:span text:style-name="T40"/></text:p>
          </table:table-cell>
          <table:table-cell table:style-name="TableCell020301">
            <text:p text:style-name="P32"><text:span text:style-name="T41">Programm wartet auf User-Input.</text:span><text:span text:style-name="T42"/></text:p>
          </table:table-cell>
        </table:table-row>
        <table:table-row table:style-name="TableRow0204">
          <table:table-cell table:style-name="TableCell020400">
            <text:p text:style-name="P35"><text:span text:style-name="T43">Trigger:</text:span><text:span text:style-name="T44"/></text:p>
          </table:table-cell>
          <table:table-cell table:style-name="TableCell020401">
            <text:p text:style-name="P35"><text:span text:style-name="T45">User klickt auf einen Button im Menü</text:span><text:span text:style-name="T46"/></text:p>
          </table:table-cell>
        </table:table-row>
        <table:table-row table:style-name="TableRow0205">
          <table:table-cell table:style-name="TableCell020500">
            <text:p text:style-name="P38"><text:span text:style-name="T47">Basic Course:</text:span><text:span text:style-name="T48"/></text:p>
          </table:table-cell>
          <table:table-cell table:style-name="TableCell020501">
            <text:p text:style-name="P38"><text:span text:style-name="T49">1. User klickt auf Pfade bearbeiten.</text:span></text:p>
            <text:p text:style-name="P38"><text:span text:style-name="T49">2.<text:s/></text:span><text:span text:style-name="T50">Menü zum auswählen/hinzufügen und löschen der Pfade wird angezeigt</text:span><text:span text:style-name="T51"/></text:p>
            <text:p text:style-name="P38"><text:span text:style-name="T51">3. User wählt aus.</text:span><text:span text:style-name="T52"/></text:p>
          </table:table-cell>
        </table:table-row>
      </table:table>
      <text:p text:style-name="P40"><text:span text:style-name="T52"/></text:p>
      <text:p text:style-name="P41"><text:span text:style-name="T53"/></text:p>
      <text:p text:style-name="P41"><text:span text:style-name="T54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43"><text:span text:style-name="T55">Use-Case Name:</text:span><text:span text:style-name="T56"/></text:p>
          </table:table-cell>
          <table:table-cell table:style-name="TableCell030001">
            <text:p text:style-name="P43"><text:span text:style-name="T56">Reinigen starten</text:span></text:p>
          </table:table-cell>
        </table:table-row>
        <table:table-row table:style-name="TableRow0301">
          <table:table-cell table:style-name="TableCell030100">
            <text:p text:style-name="P46"><text:span text:style-name="T57">Primary Actor:</text:span><text:span text:style-name="T58"/></text:p>
          </table:table-cell>
          <table:table-cell table:style-name="TableCell030101">
            <text:p text:style-name="P46"><text:span text:style-name="T59">Unerfahrener User &amp;erfahrener User</text:span><text:span text:style-name="T60"/></text:p>
          </table:table-cell>
        </table:table-row>
        <table:table-row table:style-name="TableRow0302">
          <table:table-cell table:style-name="TableCell030200">
            <text:p text:style-name="P49"><text:span text:style-name="T61">Succes Guarantees:</text:span><text:span text:style-name="T62"/></text:p>
          </table:table-cell>
          <table:table-cell table:style-name="TableCell030201">
            <text:p text:style-name="P49"><text:span text:style-name="T62">Löscht alle ausgewählten Dateien</text:span></text:p>
          </table:table-cell>
        </table:table-row>
        <table:table-row table:style-name="TableRow0303">
          <table:table-cell table:style-name="TableCell030300">
            <text:p text:style-name="P52"><text:span text:style-name="T63">Minimal Guarantees:</text:span><text:span text:style-name="T64"/></text:p>
          </table:table-cell>
          <table:table-cell table:style-name="TableCell030301">
            <text:p text:style-name="P52"><text:span text:style-name="T65">Programm wartet auf User-Input.</text:span><text:span text:style-name="T66"/></text:p>
          </table:table-cell>
        </table:table-row>
        <table:table-row table:style-name="TableRow0304">
          <table:table-cell table:style-name="TableCell030400">
            <text:p text:style-name="P55"><text:span text:style-name="T67">Trigger:</text:span><text:span text:style-name="T68"/></text:p>
          </table:table-cell>
          <table:table-cell table:style-name="TableCell030401">
            <text:p text:style-name="P55"><text:span text:style-name="T69">User klickt auf Reinigen Button</text:span><text:span text:style-name="T70"/></text:p>
          </table:table-cell>
        </table:table-row>
        <table:table-row table:style-name="TableRow0305">
          <table:table-cell table:style-name="TableCell030500">
            <text:p text:style-name="P58"><text:span text:style-name="T71">Basic Course:</text:span><text:span text:style-name="T72"/></text:p>
          </table:table-cell>
          <table:table-cell table:style-name="TableCell030501">
            <text:p text:style-name="P58"><text:span text:style-name="T73">1. User klickt auf Reinigen-Button.</text:span></text:p>
            <text:p text:style-name="P58"><text:span text:style-name="T73">2. Programm löscht Dateien.</text:span></text:p>
            <text:p text:style-name="P58"><text:span text:style-name="T73">3.User ist wieder im Ausgangsmodus</text:span><text:span text:style-name="T74"/></text:p>
          </table:table-cell>
        </table:table-row>
      </table:table>
      <text:p text:style-name="P60"><text:span text:style-name="T74"/></text:p>
      <text:p text:style-name="P61"><text:span text:style-name="T75"/></text:p>
      <text:p text:style-name="P61"><text:span text:style-name="T76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63"><text:span text:style-name="T77">Use-Case Name:</text:span><text:span text:style-name="T78"/></text:p>
          </table:table-cell>
          <table:table-cell table:style-name="TableCell040001">
            <text:p text:style-name="P63"><text:span text:style-name="T78">Dateien an-/abwählen</text:span></text:p>
          </table:table-cell>
        </table:table-row>
        <table:table-row table:style-name="TableRow0401">
          <table:table-cell table:style-name="TableCell040100">
            <text:p text:style-name="P66"><text:span text:style-name="T79">Primary Actor:</text:span><text:span text:style-name="T80"/></text:p>
          </table:table-cell>
          <table:table-cell table:style-name="TableCell040101">
            <text:p text:style-name="P66"><text:span text:style-name="T81">Unerfahrener User &amp;erfahrener User</text:span><text:span text:style-name="T82"/></text:p>
          </table:table-cell>
        </table:table-row>
        <table:table-row table:style-name="TableRow0402">
          <table:table-cell table:style-name="TableCell040200">
            <text:p text:style-name="P69"><text:span text:style-name="T83">Succes Guarantees:</text:span><text:span text:style-name="T84"/></text:p>
          </table:table-cell>
          <table:table-cell table:style-name="TableCell040201">
            <text:p text:style-name="P69"><text:span text:style-name="T84">Dateien können durch klicken auf Checkbox an und abgewählt werden</text:span></text:p>
          </table:table-cell>
        </table:table-row>
        <table:table-row table:style-name="TableRow0403">
          <table:table-cell table:style-name="TableCell040300">
            <text:p text:style-name="P72"><text:span text:style-name="T85">Minimal Guarantees:</text:span><text:span text:style-name="T86"/></text:p>
          </table:table-cell>
          <table:table-cell table:style-name="TableCell040301">
            <text:p text:style-name="P72"><text:span text:style-name="T87">Programm wartet auf User-Input.</text:span><text:span text:style-name="T88"/></text:p>
          </table:table-cell>
        </table:table-row>
        <table:table-row table:style-name="TableRow0404">
          <table:table-cell table:style-name="TableCell040400">
            <text:p text:style-name="P75"><text:span text:style-name="T89">Trigger:</text:span><text:span text:style-name="T90"/></text:p>
          </table:table-cell>
          <table:table-cell table:style-name="TableCell040401">
            <text:p text:style-name="P75"><text:span text:style-name="T91">User klickt auf Checkbox.</text:span><text:span text:style-name="T92"/></text:p>
          </table:table-cell>
        </table:table-row>
        <table:table-row table:style-name="TableRow0405">
          <table:table-cell table:style-name="TableCell040500">
            <text:p text:style-name="P78"><text:span text:style-name="T93">Basic Course:</text:span><text:span text:style-name="T94"/></text:p>
          </table:table-cell>
          <table:table-cell table:style-name="TableCell040501">
            <text:p text:style-name="P78"><text:span text:style-name="T95">1. User klickt auf Checkbox.</text:span></text:p>
            <text:p text:style-name="P78"><text:span text:style-name="T95">2. Dateien werden an-/abgewäht.</text:span></text:p>
            <text:p text:style-name="P78"><text:span text:style-name="T95">3. Auswahl wird automatisch gespeichert.</text:span><text:span text:style-name="T96"/></text:p>
          </table:table-cell>
        </table:table-row>
      </table:table>
      <text:p text:style-name="P80"><text:span text:style-name="T96"/></text:p>
      <text:p text:style-name="P81"><text:span text:style-name="T97"/></text:p>
      <text:p text:style-name="P81"><text:span text:style-name="T98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83"><text:span text:style-name="T99">Use-Case Name:</text:span><text:span text:style-name="T100"/></text:p>
          </table:table-cell>
          <table:table-cell table:style-name="TableCell050001">
            <text:p text:style-name="P83"><text:span text:style-name="T100">Dateiendungen bearbeiten</text:span></text:p>
          </table:table-cell>
        </table:table-row>
        <table:table-row table:style-name="TableRow0501">
          <table:table-cell table:style-name="TableCell050100">
            <text:p text:style-name="P86"><text:span text:style-name="T101">Primary Actor:</text:span><text:span text:style-name="T102"/></text:p>
          </table:table-cell>
          <table:table-cell table:style-name="TableCell050101">
            <text:p text:style-name="P86"><text:span text:style-name="T103">erfahrener User</text:span><text:span text:style-name="T104"/></text:p>
          </table:table-cell>
        </table:table-row>
        <table:table-row table:style-name="TableRow0502">
          <table:table-cell table:style-name="TableCell050200">
            <text:p text:style-name="P89"><text:span text:style-name="T105">Succes Guarantees:</text:span><text:span text:style-name="T106"/></text:p>
          </table:table-cell>
          <table:table-cell table:style-name="TableCell050201">
            <text:p text:style-name="P89"><text:span text:style-name="T106">Menü zum auswählen/hinzufügen und löschen der Dateiendungen wird angezeigt</text:span></text:p>
          </table:table-cell>
        </table:table-row>
        <table:table-row table:style-name="TableRow0503">
          <table:table-cell table:style-name="TableCell050300">
            <text:p text:style-name="P92"><text:span text:style-name="T107">Minimal Guarantees:</text:span><text:span text:style-name="T108"/></text:p>
          </table:table-cell>
          <table:table-cell table:style-name="TableCell050301">
            <text:p text:style-name="P92"><text:span text:style-name="T109">Programm wartet auf User-Input.</text:span><text:span text:style-name="T110"/></text:p>
          </table:table-cell>
        </table:table-row>
        <table:table-row table:style-name="TableRow0504">
          <table:table-cell table:style-name="TableCell050400">
            <text:p text:style-name="P95"><text:span text:style-name="T111">Trigger:</text:span><text:span text:style-name="T112"/></text:p>
          </table:table-cell>
          <table:table-cell table:style-name="TableCell050401">
            <text:p text:style-name="P95"><text:span text:style-name="T113">User klickt auf einen Button im Menü</text:span><text:span text:style-name="T114"/></text:p>
          </table:table-cell>
        </table:table-row>
        <table:table-row table:style-name="TableRow0505">
          <table:table-cell table:style-name="TableCell050500">
            <text:p text:style-name="P98"><text:span text:style-name="T115">Basic Course:</text:span><text:span text:style-name="T116"/></text:p>
          </table:table-cell>
          <table:table-cell table:style-name="TableCell050501">
            <text:p text:style-name="P98"><text:span text:style-name="T117">1. User klickt auf Dateiendungen bearbeiten </text:span></text:p>
            <text:p text:style-name="P98"><text:span text:style-name="T117">-Button.</text:span></text:p>
            <text:p text:style-name="P98"><text:span text:style-name="T117">2.<text:s/></text:span><text:span text:style-name="T118">Menü zum auswählen/hinzufügen und löschen der Dateiendungen wird angezeigt</text:span><text:span text:style-name="T119"/></text:p>
            <text:p text:style-name="P98"><text:span text:style-name="T119">3. User wählt funktionalität aus.</text:span><text:span text:style-name="T120"/></text:p>
          </table:table-cell>
        </table:table-row>
      </table:table>
      <text:p text:style-name="P100"><text:span text:style-name="T120"/></text:p>
      <text:p text:style-name="P101"><text:span text:style-name="T121"/></text:p>
      <text:p text:style-name="P101"><text:span text:style-name="T122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103"><text:span text:style-name="T123">Use-Case Name:</text:span><text:span text:style-name="T124"/></text:p>
          </table:table-cell>
          <table:table-cell table:style-name="TableCell060001">
            <text:p text:style-name="P103"><text:span text:style-name="T124">Profilbearbeiten</text:span></text:p>
          </table:table-cell>
        </table:table-row>
        <table:table-row table:style-name="TableRow0601">
          <table:table-cell table:style-name="TableCell060100">
            <text:p text:style-name="P106"><text:span text:style-name="T125">Primary Actor:</text:span><text:span text:style-name="T126"/></text:p>
          </table:table-cell>
          <table:table-cell table:style-name="TableCell060101">
            <text:p text:style-name="P106"><text:span text:style-name="T127">Unerfahrener User &amp;erfahrener User</text:span><text:span text:style-name="T128"/></text:p>
          </table:table-cell>
        </table:table-row>
        <table:table-row table:style-name="TableRow0602">
          <table:table-cell table:style-name="TableCell060200">
            <text:p text:style-name="P109"><text:span text:style-name="T129">Succes Guarantees:</text:span><text:span text:style-name="T130"/></text:p>
          </table:table-cell>
          <table:table-cell table:style-name="TableCell060201">
            <text:p text:style-name="P109"><text:span text:style-name="T130">Menü zum bearbeiten/hinzufügen und löschen der Profile wird angezeigt</text:span></text:p>
          </table:table-cell>
        </table:table-row>
        <table:table-row table:style-name="TableRow0603">
          <table:table-cell table:style-name="TableCell060300">
            <text:p text:style-name="P112"><text:span text:style-name="T131">Minimal Guarantees:</text:span><text:span text:style-name="T132"/></text:p>
          </table:table-cell>
          <table:table-cell table:style-name="TableCell060301">
            <text:p text:style-name="P112"><text:span text:style-name="T133">Programm wartet auf User-Input.</text:span><text:span text:style-name="T134"/></text:p>
          </table:table-cell>
        </table:table-row>
        <table:table-row table:style-name="TableRow0604">
          <table:table-cell table:style-name="TableCell060400">
            <text:p text:style-name="P115"><text:span text:style-name="T135">Trigger:</text:span><text:span text:style-name="T136"/></text:p>
          </table:table-cell>
          <table:table-cell table:style-name="TableCell060401">
            <text:p text:style-name="P115"><text:span text:style-name="T137">User klickt auf einen Button im Menü</text:span><text:span text:style-name="T138"/></text:p>
          </table:table-cell>
        </table:table-row>
        <table:table-row table:style-name="TableRow0605">
          <table:table-cell table:style-name="TableCell060500">
            <text:p text:style-name="P118"><text:span text:style-name="T139">Basic Course:</text:span><text:span text:style-name="T140"/></text:p>
          </table:table-cell>
          <table:table-cell table:style-name="TableCell060501">
            <text:p text:style-name="P118"><text:span text:style-name="T141">1. User klickt auf Profil bearbeiten </text:span></text:p>
            <text:p text:style-name="P118"><text:span text:style-name="T141">-Button.</text:span></text:p>
            <text:p text:style-name="P118"><text:span text:style-name="T142">2.Menü zum bearbeiten/hinzufügen und löschen der Profile wird angezeigt</text:span><text:span text:style-name="T143"/></text:p>
            <text:p text:style-name="P118"><text:span text:style-name="T143">3. User wählt funktionalität aus.</text:span><text:span text:style-name="T144"/></text:p>
          </table:table-cell>
        </table:table-row>
      </table:table>
      <text:p text:style-name="P120"><text:span text:style-name="T14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